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55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654in"/>
    </style:style>
    <style:style style:name="co4" style:family="table-column">
      <style:table-column-properties fo:break-before="auto" style:column-width="8.636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3" style:family="table-cell" style:parent-style-name="Default" style:data-style-name="N0"/>
    <style:style style:name="ce6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fill="none" draw:textarea-horizontal-align="justify" draw:textarea-vertical-align="middle" draw:auto-grow-height="false" fo:min-height="0.8083in" fo:min-width="0.6287in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</office:automatic-styles>
  <office:body>
    <office:spreadsheet>
      <table:table table:name="Servo Sizing" table:style-name="ta1" table:print="false">
        <table:shapes>
          <draw:frame draw:z-index="0" draw:style-name="gr1" draw:text-style-name="P1" svg:width="7.8835in" svg:height="4.9638in" svg:x="5.515in" svg:y="1.9016in">
            <draw:object draw:notify-on-update-of-ranges="'Servo Sizing'.A3:'Servo Sizing'.A11 'Servo Sizing'.D3:'Servo Sizing'.D11 'Servo Sizing'.E3:'Servo Sizing'.E11 'Servo Sizing'.B14:'Servo Sizing'.B15 'Servo Sizing'.A13:'Servo Sizing'.A13 'Servo Sizing'.C14:'Servo Sizing'.C15 'Servo Sizing'.B21:'Servo Sizing'.B22 'Servo Sizing'.A17:'Servo Sizing'.A17 'Servo Sizing'.C21:'Servo Sizing'.C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custom-shape draw:z-index="1" draw:style-name="gr2" draw:text-style-name="P2" svg:width="0.8886in" svg:height="1.1429in" svg:x="11.0343in" svg:y="2.9461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z-index="2" draw:style-name="gr1" draw:text-style-name="P1" svg:width="7.8835in" svg:height="4.9638in" svg:x="5.7134in" svg:y="7.6024in">
            <draw:object draw:notify-on-update-of-ranges="'Servo Sizing'.A3:'Servo Sizing'.A11 'Servo Sizing'.D3:'Servo Sizing'.D11 'Servo Sizing'.E3:'Servo Sizing'.E11 'Servo Sizing'.B27:'Servo Sizing'.B28 'Servo Sizing'.A13:'Servo Sizing'.A13 'Servo Sizing'.D27:'Servo Sizing'.D28 'Servo Sizing'.B38:'Servo Sizing'.B39 'Servo Sizing'.A17:'Servo Sizing'.A17 'Servo Sizing'.C38:'Servo Sizing'.C39 'Servo Sizing'.B45:'Servo Sizing'.B46 'Servo Sizing'.A41:'Servo Sizing'.A41 'Servo Sizing'.C45:'Servo Sizing'.C4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ce3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Hitec (from Servo City)</text:p>
          </table:table-cell>
          <table:table-cell table:style-name="ce1"/>
          <table:table-cell table:number-columns-repeated="5"/>
        </table:table-row>
        <table:table-row table:style-name="ro1">
          <table:table-cell table:style-name="ce2" office:value-type="string" calcext:value-type="string">
            <text:p>Servo</text:p>
          </table:table-cell>
          <table:table-cell table:style-name="ce2" office:value-type="string" calcext:value-type="string">
            <text:p>Spline</text:p>
          </table:table-cell>
          <table:table-cell table:style-name="ce2" office:value-type="string" calcext:value-type="string">
            <text:p>Torque Min</text:p>
          </table:table-cell>
          <table:table-cell table:style-name="ce2" office:value-type="string" calcext:value-type="string">
            <text:p>Torque Max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Gears</text:p>
          </table:table-cell>
          <table:table-cell/>
        </table:table-row>
        <table:table-row table:style-name="ro1">
          <table:table-cell table:style-name="ce3" office:value-type="string" calcext:value-type="string">
            <text:p>HS-5495BH</text:p>
          </table:table-cell>
          <table:table-cell/>
          <table:table-cell table:style-name="ce3" office:value-type="float" office:value="89" calcext:value-type="float">
            <text:p>89</text:p>
          </table:table-cell>
          <table:table-cell table:style-name="ce3" office:value-type="float" office:value="105" calcext:value-type="float">
            <text:p>105</text:p>
          </table:table-cell>
          <table:table-cell table:style-name="ce6" office:value-type="currency" office:currency="USD" office:value="27.99" calcext:value-type="currency">
            <text:p>$27.99</text:p>
          </table:table-cell>
          <table:table-cell table:style-name="ce7" office:value-type="string" calcext:value-type="string">
            <text:p>Karbonite</text:p>
          </table:table-cell>
          <table:table-cell/>
        </table:table-row>
        <table:table-row table:style-name="ro1">
          <table:table-cell table:style-name="ce3" office:value-type="string" calcext:value-type="string">
            <text:p>HS-5565BH</text:p>
          </table:table-cell>
          <table:table-cell/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139" calcext:value-type="float">
            <text:p>139</text:p>
          </table:table-cell>
          <table:table-cell table:style-name="ce6" office:value-type="currency" office:currency="USD" office:value="39.99" calcext:value-type="currency">
            <text:p>$39.99</text:p>
          </table:table-cell>
          <table:table-cell table:style-name="ce7" office:value-type="string" calcext:value-type="string">
            <text:p>Metal</text:p>
          </table:table-cell>
          <table:table-cell office:value-type="string" calcext:value-type="string">
            <text:p>http://hitecrcd.com/products/servos/sport-servos/digital-sport-servos/hs-5565mh-economical-high-speed-digital-coreless-servo-/product</text:p>
          </table:table-cell>
        </table:table-row>
        <table:table-row table:style-name="ro1">
          <table:table-cell table:style-name="ce3" office:value-type="string" calcext:value-type="string">
            <text:p>HS-5685MH</text:p>
          </table:table-cell>
          <table:table-cell/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179" calcext:value-type="float">
            <text:p>179</text:p>
          </table:table-cell>
          <table:table-cell table:style-name="ce6" office:value-type="currency" office:currency="USD" office:value="39.99" calcext:value-type="currency">
            <text:p>$39.99</text:p>
          </table:table-cell>
          <table:table-cell table:style-name="ce7" office:value-type="string" calcext:value-type="string">
            <text:p>Metal</text:p>
          </table:table-cell>
          <table:table-cell office:value-type="string" calcext:value-type="string">
            <text:p>http://hitecrcd.com/products/servos/sport-servos/digital-sport-servos/hs-5685mh-high-torque-hv-metal-gear-servo-/product</text:p>
          </table:table-cell>
        </table:table-row>
        <table:table-row table:style-name="ro1">
          <table:table-cell table:style-name="ce3" office:value-type="string" calcext:value-type="string">
            <text:p>HS-5585MH</text:p>
          </table:table-cell>
          <table:table-cell/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236" calcext:value-type="float">
            <text:p>236</text:p>
          </table:table-cell>
          <table:table-cell table:style-name="ce6" office:value-type="currency" office:currency="USD" office:value="69.99" calcext:value-type="currency">
            <text:p>$69.99</text:p>
          </table:table-cell>
          <table:table-cell table:style-name="ce7" office:value-type="string" calcext:value-type="string">
            <text:p>Metal</text:p>
          </table:table-cell>
          <table:table-cell office:value-type="string" calcext:value-type="string">
            <text:p>http://hitecrcd.com/products/servos/sport-servos/digital-sport-servos/hs-5585mh-economical-high-torque-digital-coreless-servo/product</text:p>
          </table:table-cell>
        </table:table-row>
        <table:table-row table:style-name="ro2">
          <table:table-cell table:style-name="ce3" office:value-type="string" calcext:value-type="string">
            <text:p>HSB-9475SH</text:p>
          </table:table-cell>
          <table:table-cell/>
          <table:table-cell table:number-columns-repeated="2" table:style-name="ce3" office:value-type="float" office:value="269" calcext:value-type="float">
            <text:p>269</text:p>
          </table:table-cell>
          <table:table-cell table:style-name="ce6" office:value-type="currency" office:currency="USD" office:value="99.99" calcext:value-type="currency">
            <text:p>$99.99</text:p>
          </table:table-cell>
          <table:table-cell table:style-name="ce7" office:value-type="string" calcext:value-type="string">
            <text:p>Steel</text:p>
          </table:table-cell>
          <table:table-cell office:value-type="string" calcext:value-type="string">
            <text:p><text:a xlink:href="http://hitecrcd.com/products/servos/digital-brushless-servos/hsb-9475sh-multi-purpose-brushless-steel-gear-servo/product" xlink:type="simple">http://hitecrcd.com/products/servos/digital-brushless-servos/hsb-9475sh-multi-purpose-brushless-steel-gear-servo/product</text:a></text:p>
          </table:table-cell>
        </table:table-row>
        <table:table-row table:style-name="ro1">
          <table:table-cell table:style-name="ce3" office:value-type="string" calcext:value-type="string">
            <text:p>HSB-9485SH</text:p>
          </table:table-cell>
          <table:table-cell/>
          <table:table-cell table:number-columns-repeated="2" table:style-name="ce3" office:value-type="float" office:value="361" calcext:value-type="float">
            <text:p>361</text:p>
          </table:table-cell>
          <table:table-cell table:style-name="ce6" office:value-type="currency" office:currency="USD" office:value="99.99" calcext:value-type="currency">
            <text:p>$99.99</text:p>
          </table:table-cell>
          <table:table-cell table:style-name="ce7" office:value-type="string" calcext:value-type="string">
            <text:p>Steel</text:p>
          </table:table-cell>
          <table:table-cell table:style-name="ce15" office:value-type="string" calcext:value-type="string">
            <text:p><text:a xlink:href="https://hitecrcd.com/products/servos/digital-brushless-servos/hsb-9485sh-high-torque-brushless-steel-gear-servo/product" xlink:type="simple">https://hitecrcd.com/products/servos/digital-brushless-servos/hsb-9485sh-high-torque-brushless-steel-gear-servo/product</text:a> </text:p>
          </table:table-cell>
        </table:table-row>
        <table:table-row table:style-name="ro1">
          <table:table-cell table:style-name="ce3" office:value-type="string" calcext:value-type="string">
            <text:p>HS-7945TH</text:p>
          </table:table-cell>
          <table:table-cell/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319" calcext:value-type="float">
            <text:p>319</text:p>
          </table:table-cell>
          <table:table-cell table:style-name="ce6" office:value-type="currency" office:currency="USD" office:value="149.99" calcext:value-type="currency">
            <text:p>$149.99</text:p>
          </table:table-cell>
          <table:table-cell table:style-name="ce7" office:value-type="string" calcext:value-type="string">
            <text:p>Metal</text:p>
          </table:table-cell>
          <table:table-cell/>
        </table:table-row>
        <table:table-row table:style-name="ro1">
          <table:table-cell table:style-name="ce3" office:value-type="string" calcext:value-type="string">
            <text:p>MG996R</text:p>
          </table:table-cell>
          <table:table-cell/>
          <table:table-cell table:style-name="ce3"/>
          <table:table-cell table:style-name="ce3" office:value-type="float" office:value="138" calcext:value-type="float">
            <text:p>138</text:p>
          </table:table-cell>
          <table:table-cell table:style-name="ce6" office:value-type="currency" office:currency="USD" office:value="10.75" calcext:value-type="currency">
            <text:p>$10.7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Builda</text:p>
          </table:table-cell>
          <table:table-cell office:value-type="string" calcext:value-type="string">
            <text:p>H25T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201" calcext:value-type="float">
            <text:p>201</text:p>
          </table:table-cell>
          <table:table-cell table:style-name="ce6" office:value-type="currency" office:currency="USD" office:value="24.99" calcext:value-type="currency">
            <text:p>$24.99</text:p>
          </table:table-cell>
          <table:table-cell table:style-name="ce7" office:value-type="string" calcext:value-type="string">
            <text:p>Metal</text:p>
          </table:table-cell>
          <table:table-cell/>
        </table:table-row>
        <table:table-row table:style-name="ro1">
          <table:table-cell table:style-name="ce3"/>
          <table:table-cell/>
          <table:table-cell table:style-name="ce3"/>
          <table:table-cell table:style-name="ce6"/>
          <table:table-cell table:number-columns-repeated="3"/>
        </table:table-row>
        <table:table-row table:style-name="ro1">
          <table:table-cell table:style-name="ce1" office:value-type="string" calcext:value-type="string">
            <text:p>Req Torque 1:1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Req Torque 5:3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Servo Gea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eeth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Axle Gea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eeth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Ratio</text:p>
          </table:table-cell>
          <table:table-cell table:formula="of:=[.B19]/[.B18]" office:value-type="float" office:value="1.66666666666667" calcext:value-type="float">
            <text:p>1.67</text:p>
          </table:table-cell>
          <table:table-cell table:number-columns-repeated="5"/>
        </table:table-row>
        <table:table-row table:style-name="ro1">
          <table:table-cell/>
          <table:table-cell table:formula="of:=[.B14]/[.$B$20]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[.B15]/[.$B$20]" office:value-type="float" office:value="129" calcext:value-type="float">
            <text:p>129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" office:value-type="string" calcext:value-type="string">
            <text:p>42 in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Req Torque 1:1</text:p>
          </table:table-cell>
          <table:table-cell table:style-name="Default"/>
          <table:table-cell table:style-name="ce13"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Blade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 Blade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de A</text:p>
          </table:table-cell>
          <table:table-cell table:formula="of:=2.149*192" office:value-type="float" office:value="412.608" calcext:value-type="float">
            <text:p>412.61</text:p>
          </table:table-cell>
          <table:table-cell table:formula="of:=102.04*16*[.C26]" office:value-type="float" office:value="816.32" calcext:value-type="float">
            <text:p>816.3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de A</text:p>
          </table:table-cell>
          <table:table-cell table:formula="of:=2.149*192" office:value-type="float" office:value="412.608" calcext:value-type="float">
            <text:p>412.61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de C</text:p>
          </table:table-cell>
          <table:table-cell table:formula="of:=2.293*192" office:value-type="float" office:value="440.256" calcext:value-type="float">
            <text:p>440.2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de C</text:p>
          </table:table-cell>
          <table:table-cell table:formula="of:=2.293*192" office:value-type="float" office:value="440.256" calcext:value-type="float">
            <text:p>440.26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" office:value-type="string" calcext:value-type="string">
            <text:p>Req Torque 5:3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Servo Gea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eeth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in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Axle Gea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eeth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in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Ratio</text:p>
          </table:table-cell>
          <table:table-cell table:formula="of:=[.B36]/[.B35]" office:value-type="float" office:value="1.66666666666667" calcext:value-type="float">
            <text:p>1.67</text:p>
          </table:table-cell>
          <table:table-cell/>
          <table:table-cell table:formula="of:=0.5*[.D35]+0.5*[.D36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formula="of:=[.B$27]/[.$B37]" office:value-type="float" office:value="273.6" calcext:value-type="float">
            <text:p>273.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[.B$28]/[.B37]" office:value-type="float" office:value="273.6" calcext:value-type="float">
            <text:p>273.6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" office:value-type="string" calcext:value-type="string">
            <text:p>Req Torque 3:1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Servo Gea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eeth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in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Axle Gea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eeth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n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Ratio</text:p>
          </table:table-cell>
          <table:table-cell table:formula="of:=[.B43]/[.B42]" office:value-type="float" office:value="3" calcext:value-type="float">
            <text:p>3</text:p>
          </table:table-cell>
          <table:table-cell/>
          <table:table-cell table:formula="of:=0.5*[.D42]+0.5*[.D43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formula="of:=[.B$27]/[.$B44]"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[.B$28]/[.B44]" office:value-type="float" office:value="152" calcext:value-type="float">
            <text:p>152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'Servo Sizing'.A2:'Servo Sizing'.E9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0">00/00/0000</text:date>, <text:time style:data-style-name="N2" text:time-value="21:11:20.90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09-04-16T11:32:48.39</meta:creation-date>
    <meta:editing-duration>P6DT14H42M58S</meta:editing-duration>
    <meta:editing-cycles>31</meta:editing-cycles>
    <meta:generator>LibreOffice/6.3.4.2$Windows_X86_64 LibreOffice_project/60da17e045e08f1793c57c00ba83cdfce946d0aa</meta:generator>
    <dc:date>2020-01-10T19:21:54.681000000</dc:date>
    <meta:document-statistic meta:table-count="1" meta:cell-count="132" meta:object-count="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currency-style style:name="N10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1P0"/>
    </number:currency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35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>
      <style:graphic-properties draw:stroke="dash" draw:stroke-dash="Ultrafine_20_Dashed" svg:stroke-color="#b3b3b3"/>
    </style:style>
    <style:style style:name="ch7" style:family="chart" style:data-style-name="N101">
      <style:chart-properties chart:display-label="true" chart:logarithmic="false" chart:maximum="18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 style:data-style-name="N101">
      <style:chart-properties chart:symbol-type="named-symbol" chart:symbol-name="square" chart:symbol-width="0.25cm" chart:symbol-height="0.25cm" chart:link-data-style-to-source="true" chart:data-label-number="none" chart:data-label-text="true" chart:data-label-symbol="false" chart:label-position="top" style:rotation-angle="45"/>
      <style:graphic-properties draw:stroke="none" svg:stroke-width="0.08cm" svg:stroke-color="#004586" draw:fill-color="#004586" dr3d:edge-rounding="5%"/>
      <style:paragraph-properties style:writing-mode="rl-tb"/>
      <style:text-properties fo:font-size="11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draw:stroke="dash" draw:stroke-dash="Ultrafine_20_Dashed" svg:stroke-color="#004586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 style:data-style-name="N101">
      <style:chart-properties chart:symbol-type="none" chart:link-data-style-to-source="true"/>
      <style:graphic-properties draw:stroke="dash" draw:stroke-dash="Dashed_20__28_var_29_" svg:stroke-width="0.08cm" svg:stroke-color="#b2b2b2" draw:fill-color="#b2b2b2"/>
      <style:text-properties fo:font-size="10pt" style:font-size-asian="10pt" style:font-size-complex="10pt"/>
    </style:style>
    <style:style style:name="ch13" style:family="chart" style:data-style-name="N101">
      <style:chart-properties chart:symbol-type="none" chart:link-data-style-to-source="true"/>
      <style:graphic-properties svg:stroke-width="0.08cm" svg:stroke-color="#666666" draw:fill-color="#666666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025cm" svg:height="12.609cm" xlink:href=".." xlink:type="simple" chart:class="chart:scatter" chart:style-name="ch1">
        <chart:legend svg:x="2.084cm" svg:y="0.539cm" style:legend-expansion="custom" chartooo:width="6.779cm" chartooo:height="3.317cm" style:legend-expansion-aspect-ratio="2.04371419957793" chart:style-name="ch2"/>
        <chart:plot-area chart:style-name="ch3" table:cell-range-address="'Servo Sizing'.A3:'Servo Sizing'.A11 'Servo Sizing'.D3:'Servo Sizing'.E11 'Servo Sizing'.A13:'Servo Sizing'.A13 'Servo Sizing'.C14:'Servo Sizing'.C15 'Servo Sizing'.A17:'Servo Sizing'.A17 'Servo Sizing'.C21:'Servo Sizing'.C22" chart:data-source-has-labels="both" svg:x="1.336cm" svg:y="0.298cm" svg:width="17.768cm" svg:height="11.008cm">
          <chartooo:coordinate-region svg:x="2.518cm" svg:y="0.532cm" svg:width="16.235cm" svg:height="10.058cm"/>
          <chart:axis chart:dimension="x" chart:name="primary-x" chart:style-name="ch4" chartooo:axis-type="auto">
            <chart:title svg:x="7.845cm" svg:y="11.559cm" chart:style-name="ch5">
              <text:p>Servo Torque (oz-in)</text:p>
            </chart:title>
            <chart:categories table:cell-range-address="'Servo Sizing'.A3:'Servo Sizing'.A11"/>
            <chart:grid chart:style-name="ch6" chart:class="major"/>
          </chart:axis>
          <chart:axis chart:dimension="y" chart:name="primary-y" chart:style-name="ch7">
            <chart:title svg:x="0.079cm" svg:y="7.219cm" chart:style-name="ch8">
              <text:p>Price (USD)</text:p>
            </chart:title>
            <chart:grid chart:style-name="ch6" chart:class="major"/>
          </chart:axis>
          <chart:series chart:style-name="ch9" chart:values-cell-range-address="'Servo Sizing'.E3:'Servo Sizing'.E11" loext:label-string="servos" chart:class="chart:scatter">
            <chart:domain table:cell-range-address="'Servo Sizing'.D3:'Servo Sizing'.D11"/>
            <chart:regression-curve chart:style-name="ch10"/>
            <chart:data-point chart:repeated="5"/>
            <chart:data-point chart:style-name="ch11"/>
            <chart:data-point chart:repeated="3"/>
          </chart:series>
          <chart:series chart:style-name="ch12" chart:values-cell-range-address="'Servo Sizing'.C14:'Servo Sizing'.C15" chart:label-cell-address="'Servo Sizing'.A13:'Servo Sizing'.A13" chart:class="chart:scatter">
            <chart:domain table:cell-range-address="'Servo Sizing'.B14:'Servo Sizing'.B15"/>
            <chart:data-point chart:repeated="2"/>
          </chart:series>
          <chart:series chart:style-name="ch13" chart:values-cell-range-address="'Servo Sizing'.C21:'Servo Sizing'.C22" chart:label-cell-address="'Servo Sizing'.A17:'Servo Sizing'.A17" chart:class="chart:scatter">
            <chart:domain table:cell-range-address="'Servo Sizing'.B21:'Servo Sizing'.B22"/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servos</text:p>
              </table:table-cell>
              <table:table-cell office:value-type="string">
                <text:p>Column B</text:p>
              </table:table-cell>
              <table:table-cell office:value-type="string">
                <text:p>Req Torque 1:1</text:p>
                <draw:g>
                  <svg:desc>'Servo Sizing'.A13:'Servo Sizing'.A1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Req Torque 5:3</text:p>
                <draw:g>
                  <svg:desc>'Servo Sizing'.A17:'Servo Sizing'.A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S-5495BH</text:p>
                <draw:g>
                  <svg:desc>'Servo Sizing'.A3:'Servo Sizing'.A11</svg:desc>
                </draw:g>
              </table:table-cell>
              <table:table-cell office:value-type="float" office:value="105">
                <text:p>105</text:p>
                <draw:g>
                  <svg:desc>'Servo Sizing'.D3:'Servo Sizing'.D11</svg:desc>
                </draw:g>
              </table:table-cell>
              <table:table-cell office:value-type="float" office:value="27.99">
                <text:p>27.99</text:p>
                <draw:g>
                  <svg:desc>'Servo Sizing'.E3:'Servo Sizing'.E11</svg:desc>
                </draw:g>
              </table:table-cell>
              <table:table-cell office:value-type="float" office:value="215">
                <text:p>215</text:p>
                <draw:g>
                  <svg:desc>'Servo Sizing'.B14:'Servo Sizing'.B15</svg:desc>
                </draw:g>
              </table:table-cell>
              <table:table-cell office:value-type="float" office:value="0">
                <text:p>0</text:p>
                <draw:g>
                  <svg:desc>'Servo Sizing'.C14:'Servo Sizing'.C15</svg:desc>
                </draw:g>
              </table:table-cell>
              <table:table-cell office:value-type="float" office:value="129">
                <text:p>129</text:p>
                <draw:g>
                  <svg:desc>'Servo Sizing'.B21:'Servo Sizing'.B22</svg:desc>
                </draw:g>
              </table:table-cell>
              <table:table-cell office:value-type="float" office:value="0">
                <text:p>0</text:p>
                <draw:g>
                  <svg:desc>'Servo Sizing'.C21:'Servo Sizing'.C22</svg:desc>
                </draw:g>
              </table:table-cell>
            </table:table-row>
            <table:table-row>
              <table:table-cell office:value-type="string">
                <text:p>HS-5565BH</text:p>
              </table:table-cell>
              <table:table-cell office:value-type="float" office:value="139">
                <text:p>139</text:p>
              </table:table-cell>
              <table:table-cell office:value-type="float" office:value="39.99">
                <text:p>39.99</text:p>
              </table:table-cell>
              <table:table-cell office:value-type="float" office:value="215">
                <text:p>215</text:p>
              </table:table-cell>
              <table:table-cell office:value-type="float" office:value="180">
                <text:p>180</text:p>
              </table:table-cell>
              <table:table-cell office:value-type="float" office:value="129">
                <text:p>12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HS-5685MH</text:p>
              </table:table-cell>
              <table:table-cell office:value-type="float" office:value="179">
                <text:p>179</text:p>
              </table:table-cell>
              <table:table-cell office:value-type="float" office:value="39.99">
                <text:p>39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5585MH</text:p>
              </table:table-cell>
              <table:table-cell office:value-type="float" office:value="236">
                <text:p>236</text:p>
              </table:table-cell>
              <table:table-cell office:value-type="float" office:value="69.99">
                <text:p>69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B-9475SH</text:p>
              </table:table-cell>
              <table:table-cell office:value-type="float" office:value="269">
                <text:p>269</text:p>
              </table:table-cell>
              <table:table-cell office:value-type="float" office:value="99.99">
                <text:p>99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B-9485SH</text:p>
              </table:table-cell>
              <table:table-cell office:value-type="float" office:value="361">
                <text:p>361</text:p>
              </table:table-cell>
              <table:table-cell office:value-type="float" office:value="99.99">
                <text:p>99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7945TH</text:p>
              </table:table-cell>
              <table:table-cell office:value-type="float" office:value="319">
                <text:p>319</text:p>
              </table:table-cell>
              <table:table-cell office:value-type="float" office:value="149.99">
                <text:p>149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G996R</text:p>
              </table:table-cell>
              <table:table-cell office:value-type="float" office:value="138">
                <text:p>138</text:p>
              </table:table-cell>
              <table:table-cell office:value-type="float" office:value="10.75">
                <text:p>1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uilda</text:p>
              </table:table-cell>
              <table:table-cell office:value-type="float" office:value="201">
                <text:p>201</text:p>
              </table:table-cell>
              <table:table-cell office:value-type="float" office:value="24.99">
                <text:p>24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3" draw:display-name="Hatching 3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currency-style style:name="N10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1P0"/>
    </number:currency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5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>
      <style:graphic-properties draw:stroke="dash" draw:stroke-dash="Ultrafine_20_Dashed" svg:stroke-color="#b3b3b3"/>
    </style:style>
    <style:style style:name="ch7" style:family="chart" style:data-style-name="N101">
      <style:chart-properties chart:display-label="true" chart:logarithmic="false" chart:maximum="18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 style:data-style-name="N101">
      <style:chart-properties chart:symbol-type="named-symbol" chart:symbol-name="square" chart:symbol-width="0.25cm" chart:symbol-height="0.25cm" chart:link-data-style-to-source="true" chart:data-label-number="none" chart:data-label-text="true" chart:data-label-symbol="false" chart:label-position="top" style:rotation-angle="45"/>
      <style:graphic-properties draw:stroke="none" svg:stroke-width="0.08cm" svg:stroke-color="#004586" draw:fill-color="#004586" dr3d:edge-rounding="5%"/>
      <style:paragraph-properties style:writing-mode="rl-tb"/>
      <style:text-properties fo:font-size="11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draw:stroke="dash" draw:stroke-dash="Ultrafine_20_Dashed" svg:stroke-color="#004586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 style:data-style-name="N101">
      <style:chart-properties chart:symbol-type="none" chart:link-data-style-to-source="true"/>
      <style:graphic-properties draw:stroke="dash" draw:stroke-dash="Dashed_20__28_var_29_" svg:stroke-width="0.08cm" svg:stroke-color="#b2b2b2" draw:fill-color="#b2b2b2"/>
      <style:text-properties fo:font-size="10pt" style:font-size-asian="10pt" style:font-size-complex="10pt"/>
    </style:style>
    <style:style style:name="ch13" style:family="chart" style:data-style-name="N101">
      <style:chart-properties chart:symbol-type="none" chart:link-data-style-to-source="true"/>
      <style:graphic-properties svg:stroke-width="0.08cm" svg:stroke-color="#666666" draw:fill-color="#666666"/>
      <style:text-properties fo:font-size="10pt" style:font-size-asian="10pt" style:font-size-complex="10pt"/>
    </style:style>
    <style:style style:name="ch14" style:family="chart" style:data-style-name="N10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025cm" svg:height="12.609cm" xlink:href=".." xlink:type="simple" chart:class="chart:scatter" chart:style-name="ch1">
        <chart:legend svg:x="2.084cm" svg:y="0.539cm" style:legend-expansion="custom" chartooo:width="6.779cm" chartooo:height="3.317cm" style:legend-expansion-aspect-ratio="2.04371419957793" chart:style-name="ch2"/>
        <chart:plot-area chart:style-name="ch3" table:cell-range-address="'Servo Sizing'.A3:'Servo Sizing'.A11 'Servo Sizing'.D3:'Servo Sizing'.E11 'Servo Sizing'.A13:'Servo Sizing'.A13 'Servo Sizing'.D27:'Servo Sizing'.D28 'Servo Sizing'.A17:'Servo Sizing'.A17 'Servo Sizing'.C38:'Servo Sizing'.C39 'Servo Sizing'.A41:'Servo Sizing'.A41 'Servo Sizing'.C45:'Servo Sizing'.C46" chart:data-source-has-labels="both" svg:x="1.336cm" svg:y="0.298cm" svg:width="17.768cm" svg:height="11.008cm">
          <chartooo:coordinate-region svg:x="2.518cm" svg:y="0.532cm" svg:width="16.235cm" svg:height="10.058cm"/>
          <chart:axis chart:dimension="x" chart:name="primary-x" chart:style-name="ch4" chartooo:axis-type="auto">
            <chart:title svg:x="7.845cm" svg:y="11.559cm" chart:style-name="ch5">
              <text:p>Servo Torque (oz-in)</text:p>
            </chart:title>
            <chart:categories table:cell-range-address="'Servo Sizing'.A3:'Servo Sizing'.A11"/>
            <chart:grid chart:style-name="ch6" chart:class="major"/>
          </chart:axis>
          <chart:axis chart:dimension="y" chart:name="primary-y" chart:style-name="ch7">
            <chart:title svg:x="0.079cm" svg:y="7.219cm" chart:style-name="ch8">
              <text:p>Price (USD)</text:p>
            </chart:title>
            <chart:grid chart:style-name="ch6" chart:class="major"/>
          </chart:axis>
          <chart:series chart:style-name="ch9" chart:values-cell-range-address="'Servo Sizing'.E3:'Servo Sizing'.E11" loext:label-string="servos" chart:class="chart:scatter">
            <chart:domain table:cell-range-address="'Servo Sizing'.D3:'Servo Sizing'.D11"/>
            <chart:regression-curve chart:style-name="ch10"/>
            <chart:data-point chart:repeated="5"/>
            <chart:data-point chart:style-name="ch11"/>
            <chart:data-point chart:repeated="3"/>
          </chart:series>
          <chart:series chart:style-name="ch12" chart:values-cell-range-address="'Servo Sizing'.D27:'Servo Sizing'.D28" chart:label-cell-address="'Servo Sizing'.A13:'Servo Sizing'.A13" chart:class="chart:scatter">
            <chart:domain table:cell-range-address="'Servo Sizing'.B27:'Servo Sizing'.B28"/>
            <chart:data-point chart:repeated="2"/>
          </chart:series>
          <chart:series chart:style-name="ch13" chart:values-cell-range-address="'Servo Sizing'.C38:'Servo Sizing'.C39" chart:label-cell-address="'Servo Sizing'.A17:'Servo Sizing'.A17" chart:class="chart:scatter">
            <chart:domain table:cell-range-address="'Servo Sizing'.B38:'Servo Sizing'.B39"/>
            <chart:data-point chart:repeated="2"/>
          </chart:series>
          <chart:series chart:style-name="ch14" chart:values-cell-range-address="'Servo Sizing'.C45:'Servo Sizing'.C46" chart:label-cell-address="'Servo Sizing'.A41:'Servo Sizing'.A41" chart:class="chart:scatter">
            <chart:domain table:cell-range-address="'Servo Sizing'.B45:'Servo Sizing'.B46"/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servos</text:p>
              </table:table-cell>
              <table:table-cell office:value-type="string">
                <text:p>Column B</text:p>
              </table:table-cell>
              <table:table-cell office:value-type="string">
                <text:p>Req Torque 1:1</text:p>
                <draw:g>
                  <svg:desc>'Servo Sizing'.A13:'Servo Sizing'.A1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Req Torque 5:3</text:p>
                <draw:g>
                  <svg:desc>'Servo Sizing'.A17:'Servo Sizing'.A1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Req Torque 3:1</text:p>
                <draw:g>
                  <svg:desc>'Servo Sizing'.A41:'Servo Sizing'.A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S-5495BH</text:p>
                <draw:g>
                  <svg:desc>'Servo Sizing'.A3:'Servo Sizing'.A11</svg:desc>
                </draw:g>
              </table:table-cell>
              <table:table-cell office:value-type="float" office:value="105">
                <text:p>105</text:p>
                <draw:g>
                  <svg:desc>'Servo Sizing'.D3:'Servo Sizing'.D11</svg:desc>
                </draw:g>
              </table:table-cell>
              <table:table-cell office:value-type="float" office:value="27.99">
                <text:p>27.99</text:p>
                <draw:g>
                  <svg:desc>'Servo Sizing'.E3:'Servo Sizing'.E11</svg:desc>
                </draw:g>
              </table:table-cell>
              <table:table-cell office:value-type="float" office:value="456">
                <text:p>456</text:p>
                <draw:g>
                  <svg:desc>'Servo Sizing'.B27:'Servo Sizing'.B28</svg:desc>
                </draw:g>
              </table:table-cell>
              <table:table-cell office:value-type="float" office:value="0">
                <text:p>0</text:p>
                <draw:g>
                  <svg:desc>'Servo Sizing'.D27:'Servo Sizing'.D28</svg:desc>
                </draw:g>
              </table:table-cell>
              <table:table-cell office:value-type="float" office:value="273.6">
                <text:p>273.6</text:p>
                <draw:g>
                  <svg:desc>'Servo Sizing'.B38:'Servo Sizing'.B39</svg:desc>
                </draw:g>
              </table:table-cell>
              <table:table-cell office:value-type="float" office:value="0">
                <text:p>0</text:p>
                <draw:g>
                  <svg:desc>'Servo Sizing'.C38:'Servo Sizing'.C39</svg:desc>
                </draw:g>
              </table:table-cell>
              <table:table-cell office:value-type="float" office:value="152">
                <text:p>152</text:p>
                <draw:g>
                  <svg:desc>'Servo Sizing'.B45:'Servo Sizing'.B46</svg:desc>
                </draw:g>
              </table:table-cell>
              <table:table-cell office:value-type="float" office:value="0">
                <text:p>0</text:p>
                <draw:g>
                  <svg:desc>'Servo Sizing'.C45:'Servo Sizing'.C46</svg:desc>
                </draw:g>
              </table:table-cell>
            </table:table-row>
            <table:table-row>
              <table:table-cell office:value-type="string">
                <text:p>HS-5565BH</text:p>
              </table:table-cell>
              <table:table-cell office:value-type="float" office:value="139">
                <text:p>139</text:p>
              </table:table-cell>
              <table:table-cell office:value-type="float" office:value="39.99">
                <text:p>39.99</text:p>
              </table:table-cell>
              <table:table-cell office:value-type="float" office:value="456">
                <text:p>456</text:p>
              </table:table-cell>
              <table:table-cell office:value-type="float" office:value="180">
                <text:p>180</text:p>
              </table:table-cell>
              <table:table-cell office:value-type="float" office:value="273.6">
                <text:p>273.6</text:p>
              </table:table-cell>
              <table:table-cell office:value-type="float" office:value="180">
                <text:p>180</text:p>
              </table:table-cell>
              <table:table-cell office:value-type="float" office:value="152">
                <text:p>15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HS-5685MH</text:p>
              </table:table-cell>
              <table:table-cell office:value-type="float" office:value="179">
                <text:p>179</text:p>
              </table:table-cell>
              <table:table-cell office:value-type="float" office:value="39.99">
                <text:p>39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5585MH</text:p>
              </table:table-cell>
              <table:table-cell office:value-type="float" office:value="236">
                <text:p>236</text:p>
              </table:table-cell>
              <table:table-cell office:value-type="float" office:value="69.99">
                <text:p>69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B-9475SH</text:p>
              </table:table-cell>
              <table:table-cell office:value-type="float" office:value="269">
                <text:p>269</text:p>
              </table:table-cell>
              <table:table-cell office:value-type="float" office:value="99.99">
                <text:p>99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B-9485SH</text:p>
              </table:table-cell>
              <table:table-cell office:value-type="float" office:value="361">
                <text:p>361</text:p>
              </table:table-cell>
              <table:table-cell office:value-type="float" office:value="99.99">
                <text:p>99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7945TH</text:p>
              </table:table-cell>
              <table:table-cell office:value-type="float" office:value="319">
                <text:p>319</text:p>
              </table:table-cell>
              <table:table-cell office:value-type="float" office:value="149.99">
                <text:p>149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G996R</text:p>
              </table:table-cell>
              <table:table-cell office:value-type="float" office:value="138">
                <text:p>138</text:p>
              </table:table-cell>
              <table:table-cell office:value-type="float" office:value="10.75">
                <text:p>1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uilda</text:p>
              </table:table-cell>
              <table:table-cell office:value-type="float" office:value="201">
                <text:p>201</text:p>
              </table:table-cell>
              <table:table-cell office:value-type="float" office:value="24.99">
                <text:p>24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3" draw:display-name="Hatching 3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